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3.503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778cm"/>
    </style:style>
    <style:style style:name="co38" style:family="table-column">
      <style:table-column-properties fo:break-before="auto" style:column-width="2.434cm"/>
    </style:style>
    <style:style style:name="co39" style:family="table-column">
      <style:table-column-properties fo:break-before="auto" style:column-width="2.752cm"/>
    </style:style>
    <style:style style:name="co40" style:family="table-column">
      <style:table-column-properties fo:break-before="auto" style:column-width="3.173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2250000">
            <text:p>2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4413000">
            <text:p>74,41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5745000">
            <text:p>135,74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table:style-name="ce27" office:value-type="float" office:value="894000">
            <text:p>894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7" office:value-type="float" office:value="5250000">
            <text:p>5,25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table:style-name="ce27" office:value-type="float" office:value="2200000">
            <text:p>2,2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table:style-name="ce27"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3653000">
            <text:p>63,65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3201">
            <text:p>3201</text:p>
          </table:table-cell>
          <table:table-cell office:value-type="string">
            <text:p>D</text:p>
          </table:table-cell>
          <table:table-cell office:value-type="string">
            <text:p>V Mete</text:p>
          </table:table-cell>
          <table:table-cell office:value-type="float" office:value="870000">
            <text:p>87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9498000">
            <text:p>99,49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A's 5th</text:p>
          </table:table-cell>
          <table:table-cell table:number-columns-repeated="246"/>
        </table:table-row>
        <table:table-row table:style-name="ro1"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6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45750000">
            <text:p>4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D</text:p>
          </table:table-cell>
          <table:table-cell office:value-type="string">
            <text:p>Sam Girard</text:p>
          </table:table-cell>
          <table:table-cell table:style-name="ce26" office:value-type="float" office:value="925000">
            <text:p>925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12">
            <text:p>221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ubban</text:p>
          </table:table-cell>
          <table:table-cell table:style-name="Default" office:value-type="float" office:value="650000">
            <text:p>65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2378000">
            <text:p>82,37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4245000">
            <text:p>64,24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 table:style-name="ce27"/>
          <table:table-cell office:value-type="float" office:value="2630">
            <text:p>263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Draisaitl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table:style-name="ce1" office:value-type="float" office:value="2321">
            <text:p>2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W Karlsson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float" office:value="2321">
            <text:p>2321</text:p>
          </table:table-cell>
          <table:table-cell office:value-type="string">
            <text:p>F</text:p>
          </table:table-cell>
          <table:table-cell office:value-type="string">
            <text:p>W Karlsson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62">
            <text:p>21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amestnikov</text:p>
          </table:table-cell>
          <table:table-cell table:style-name="ce27" office:value-type="float" office:value="1938000">
            <text:p>1,938,000.00</text:p>
          </table:table-cell>
          <table:table-cell/>
          <table:table-cell table:style-name="Default" table:number-columns-repeated="4"/>
          <table:table-cell table:number-columns-repeated="244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3071">
            <text:p>307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uljujarvi</text:p>
          </table:table-cell>
          <table:table-cell office:value-type="float" office:value="3000000">
            <text:p>3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2798">
            <text:p>279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C Parayko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3018">
            <text:p>3018</text:p>
          </table:table-cell>
          <table:table-cell office:value-type="string">
            <text:p>D</text:p>
          </table:table-cell>
          <table:table-cell office:value-type="string">
            <text:p>G Forsling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831">
            <text:p>2831</text:p>
          </table:table-cell>
          <table:table-cell table:style-name="ce1" office:value-type="string">
            <text:p>D</text:p>
          </table:table-cell>
          <table:table-cell table:style-name="ce28" office:value-type="string">
            <text:p>N Hanafin</text:p>
          </table:table-cell>
          <table:table-cell table:style-name="ce27"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 table:style-name="Default"/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3018">
            <text:p>301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 Forsling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38607000">
            <text:p>38,607,000.00</text:p>
          </table:table-cell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17">
            <text:p>221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 Pouliot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number-columns-repeated="254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46799000">
            <text:p>46,799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2420">
            <text:p>2420</text:p>
          </table:table-cell>
          <table:table-cell office:value-type="string">
            <text:p>F</text:p>
          </table:table-cell>
          <table:table-cell office:value-type="string">
            <text:p>J Anderson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577">
            <text:p>1577</text:p>
          </table:table-cell>
          <table:table-cell office:value-type="string">
            <text:p>F</text:p>
          </table:table-cell>
          <table:table-cell office:value-type="string">
            <text:p>M Zibanejad</text:p>
          </table:table-cell>
          <table:table-cell office:value-type="float" office:value="2625000">
            <text:p>2625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Kessel</text:p>
          </table:table-cell>
          <table:table-cell table:style-name="ce27"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1147">
            <text:p>114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Pacioretty</text:p>
          </table:table-cell>
          <table:table-cell table:style-name="ce27" office:value-type="float" office:value="4500000">
            <text:p>4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office:value-type="float" office:value="2293">
            <text:p>2293</text:p>
          </table:table-cell>
          <table:table-cell office:value-type="string">
            <text:p>F</text:p>
          </table:table-cell>
          <table:table-cell office:value-type="string">
            <text:p>E Haula</text:p>
          </table:table-cell>
          <table:table-cell office:value-type="float" office:value="2750000">
            <text:p>275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875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767">
            <text:p>76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589">
            <text:p>1589</text:p>
          </table:table-cell>
          <table:table-cell office:value-type="string">
            <text:p>F</text:p>
          </table:table-cell>
          <table:table-cell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970">
            <text:p>2970</text:p>
          </table:table-cell>
          <table:table-cell office:value-type="string">
            <text:p>F</text:p>
          </table:table-cell>
          <table:table-cell office:value-type="string">
            <text:p>D Heinen</text:p>
          </table:table-cell>
          <table:table-cell office:value-type="float" office:value="916000">
            <text:p>916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 table:style-name="ce8"/>
          <table:table-cell office:value-type="float" office:value="2573">
            <text:p>2573</text:p>
          </table:table-cell>
          <table:table-cell office:value-type="string">
            <text:p>D</text:p>
          </table:table-cell>
          <table:table-cell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38">
            <text:p>193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Klingburg</text:p>
          </table:table-cell>
          <table:table-cell table:style-name="ce27" office:value-type="float" office:value="720000">
            <text:p>72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970">
            <text:p>29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Heinen</text:p>
          </table:table-cell>
          <table:table-cell table:style-name="Default" office:value-type="float" office:value="916000">
            <text:p>916000</text:p>
          </table:table-cell>
          <table:table-cell/>
          <table:table-cell office:value-type="float" office:value="1421">
            <text:p>142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1665">
            <text:p>166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Ellis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table:style-name="ce1" office:value-type="float" office:value="859">
            <text:p>859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Quick</text:p>
          </table:table-cell>
          <table:table-cell table:style-name="ce27"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3">
            <text:p>229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Haula</text:p>
          </table:table-cell>
          <table:table-cell table:style-name="Default" office:value-type="float" office:value="2750000">
            <text:p>2750000</text:p>
          </table:table-cell>
          <table:table-cell/>
          <table:table-cell office:value-type="float" office:value="1051">
            <text:p>105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Bishop</text:p>
          </table:table-cell>
          <table:table-cell table:style-name="ce27"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579">
            <text:p>57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err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ce1" table:number-columns-repeated="2"/>
          <table:table-cell table:style-name="ce1" office:value-type="string">
            <text:p>Salary</text:p>
          </table:table-cell>
          <table:table-cell table:style-name="ce27" table:formula="of:=SUM([.I1:.I15])" office:value-type="float" office:value="59738000">
            <text:p>59,738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 table:number-columns-repeated="2"/>
          <table:table-cell table:style-name="ce1"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2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 table:number-columns-repeated="2"/>
          <table:table-cell table:style-name="ce1"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 table:number-columns-repeated="254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54"/>
        </table:table-row>
        <table:table-row table:style-name="ro1">
          <table:table-cell office:value-type="float" office:value="2494">
            <text:p>24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Oesterle</text:p>
          </table:table-cell>
          <table:table-cell table:style-name="Default" office:value-type="float" office:value="650000">
            <text:p>6500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style-name="Default"/>
          <table:table-cell table:number-columns-repeated="4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2562000">
            <text:p>82,562,000.00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</table:table>
      <table:table table:name="Graham's Team" table:style-name="ta9" table:print="false">
        <office:forms form:automatic-focus="false" form:apply-design-mode="false"/>
        <table:table-column table:style-name="co35" table:default-cell-style-name="Default"/>
        <table:table-column table:style-name="co2" table:default-cell-style-name="ce1"/>
        <table:table-column table:style-name="co36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7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7465000">
            <text:p>57,465,000.00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7900000">
            <text:p>87,9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7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38" table:default-cell-style-name="ce1"/>
        <table:table-column table:style-name="co39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7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7">
            <text:p>26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Fial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53850000">
            <text:p>53,8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72414000">
            <text:p>72,41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4">
            <text:p>1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40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2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2nd</text:p>
          </table:table-cell>
          <table:table-cell table:number-columns-repeated="2"/>
        </table:table-row>
        <table:table-row table:style-name="ro8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5"/>
        </table:table-row>
        <table:table-row table:style-name="ro8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5"/>
        </table:table-row>
        <table:table-row table:style-name="ro8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37812000">
            <text:p>37,812,000.00</text:p>
          </table:table-cell>
          <table:table-cell table:number-columns-repeated="5"/>
        </table:table-row>
        <table:table-row table:style-name="ro8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912">
            <text:p>191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ickard</text:p>
          </table:table-cell>
          <table:table-cell table:style-name="ce27" office:value-type="float" office:value="1000000">
            <text:p>1,0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3])" office:value-type="float" office:value="69766000">
            <text:p>69,766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2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2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2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2018-01-15</text:date>, <text:time>18:1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8-01-15T18:17:20</dc:date>
    <meta:editing-duration>P415DT10H22M49S</meta:editing-duration>
    <meta:editing-cycles>805</meta:editing-cycles>
    <dc:creator>Ben Miller</dc:creator>
    <meta:document-statistic meta:table-count="11" meta:cell-count="2529" meta:object-count="0"/>
    <meta:user-defined meta:name=""/>
  </office:meta>
</office:document-meta>
</file>